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09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1.8189in"/>
    </style:style>
    <style:style style:name="co4" style:family="table-column">
      <style:table-column-properties fo:break-before="auto" style:column-width="1.065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2693in"/>
    </style:style>
    <style:style style:name="co8" style:family="table-column">
      <style:table-column-properties fo:break-before="auto" style:column-width="1.79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 fo:wrap-option="wrap" fo:border="0.0008in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008in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e6e6e6"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earch Engines" table:style-name="ta1" table:print="false">
        <table:table-column table:style-name="co1" table:number-columns-repeated="2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8" table:default-cell-style-name="ce3"/>
        <table:table-column table:style-name="co6" table:default-cell-style-name="ce3"/>
        <table:table-column table:style-name="co5" table:number-columns-repeated="243" table:default-cell-style-name="ce3"/>
        <table:table-column table:style-name="co5" table:number-columns-repeated="765" table:default-cell-style-name="Default"/>
        <table:table-row table:style-name="ro1">
          <table:table-cell office:value-type="string">
            <text:p>Overall Ranking</text:p>
          </table:table-cell>
          <table:table-cell office:value-type="string">
            <text:p>Nam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Overall Notes</text:p>
          </table:table-cell>
          <table:table-cell table:style-name="ce1" office:value-type="string">
            <text:p>Commercial Support</text:p>
          </table:table-cell>
          <table:table-cell table:style-name="ce1" office:value-type="string">
            <text:p>Boolean Search? </text:p>
          </table:table-cell>
          <table:table-cell table:style-name="ce1" office:value-type="string">
            <text:p>Actively developed? 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Programming Language</text:p>
          </table:table-cell>
          <table:table-cell table:style-name="ce1" office:value-type="string">
            <text:p>UTF support? </text:p>
          </table:table-cell>
          <table:table-cell table:style-name="ce1" office:value-type="string">
            <text:p>PDF Support</text:p>
          </table:table-cell>
          <table:table-cell table:style-name="ce1" office:value-type="string">
            <text:p>Hit highlighting</text:p>
          </table:table-cell>
          <table:table-cell table:style-name="ce1" office:value-type="string">
            <text:p>Spell Check?</text:p>
          </table:table-cell>
          <table:table-cell table:style-name="ce1" office:value-type="string">
            <text:p>Synonym Support?</text:p>
          </table:table-cell>
          <table:table-cell table:style-name="ce1" office:value-type="string">
            <text:p>Acronym Support?</text:p>
          </table:table-cell>
          <table:table-cell table:style-name="ce1" office:value-type="string">
            <text:p>Abbreviation Support?</text:p>
          </table:table-cell>
          <table:table-cell table:style-name="ce1" office:value-type="string">
            <text:p>Stop-word Support?</text:p>
          </table:table-cell>
          <table:table-cell table:style-name="ce1" office:value-type="string">
            <text:p>Stemming</text:p>
          </table:table-cell>
          <table:table-cell table:style-name="ce1" office:value-type="string">
            <text:p>Website Quality?</text:p>
          </table:table-cell>
          <table:table-cell table:style-name="ce1" office:value-type="string">
            <text:p>Other?</text:p>
          </table:table-cell>
          <table:table-cell table:style-name="ce1" table:number-columns-repeated="1004"/>
        </table:table-row>
        <table:table-row table:style-name="ro2">
          <table:table-cell office:value-type="string">
            <text:p>Worthwhile</text:p>
          </table:table-cell>
          <table:table-cell office:value-type="string">
            <text:p>DataparkSearch</text:p>
          </table:table-cell>
          <table:table-cell office:value-type="string">
            <text:p>http://www.dataparksearch.org/</text:p>
          </table:table-cell>
          <table:table-cell office:value-type="string">
            <text:p>Looks good. Is actively developed, and has an active community.</text:p>
          </table:table-cell>
          <table:table-cell/>
          <table:table-cell office:value-type="string">
            <text:p><text:a xlink:href="http://www.dataparksearch.org/dpsearch-doingsearch.en.html#SEARCH-BOOL">Yes, with a subset of the Verity Query Language (more detail: http://www.dataparksearch.org/dpsearch-doingsearch.en.html#SEARCH-BOOL)</text:a></text:p>
          </table:table-cell>
          <table:table-cell office:value-type="string">
            <text:p>Yes, last check in was 2010-02-04</text:p>
          </table:table-cell>
          <table:table-cell office:value-type="string">
            <text:p>GPL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 office:value-type="string">
            <text:p>Probably not, but maybe</text:p>
          </table:table-cell>
          <table:table-cell office:value-type="string">
            <text:p>Yes, aspell</text:p>
          </table:table-cell>
          <table:table-cell table:number-columns-repeated="4" office:value-type="string">
            <text:p>Yes</text:p>
          </table:table-cell>
          <table:table-cell office:value-type="string">
            <text:p>Yes, ispell</text:p>
          </table:table-cell>
          <table:table-cell office:value-type="string">
            <text:p>Poor</text:p>
          </table:table-cell>
          <table:table-cell office:value-type="string">
            <text:p>Supports summary generation?! Russian</text:p>
          </table:table-cell>
          <table:table-cell table:number-columns-repeated="1004"/>
        </table:table-row>
        <table:table-row table:style-name="ro3">
          <table:table-cell office:value-type="string">
            <text:p>Worthwhile</text:p>
          </table:table-cell>
          <table:table-cell office:value-type="string">
            <text:p>mnoGoSearch</text:p>
          </table:table-cell>
          <table:table-cell table:style-name="ce4" office:value-type="string">
            <text:p><text:span text:style-name="T1"><text:a xlink:href="http://www.mnogosearch.org/">http://www.mnogosearch.org/</text:a></text:span></text:p>
          </table:table-cell>
          <table:table-cell office:value-type="string">
            <text:p>Looks pretty good. Doesn't seem as powerful as Datapark, but does have a nicer web site, and lots of users.</text:p>
          </table:table-cell>
          <table:table-cell/>
          <table:table-cell office:value-type="string">
            <text:p><text:a xlink:href="http://www.mnogosearch.org/doc33/msearch-doingsearch.html#search-bool">Yes, basic boolean search: http://www.mnogosearch.org/doc33/msearch-doingsearch.html#search-bool</text:a></text:p>
          </table:table-cell>
          <table:table-cell office:value-type="string">
            <text:p>Yes, latest version is from 2009-10-29</text:p>
          </table:table-cell>
          <table:table-cell office:value-type="string">
            <text:p>GPL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, ispell</text:p>
          </table:table-cell>
          <table:table-cell office:value-type="string">
            <text:p>Good</text:p>
          </table:table-cell>
          <table:table-cell office:value-type="string">
            <text:p>Used by MySQL.com; active web-boarsd</text:p>
          </table:table-cell>
          <table:table-cell table:number-columns-repeated="1004"/>
        </table:table-row>
        <table:table-row table:style-name="ro2">
          <table:table-cell office:value-type="string">
            <text:p>Worthwhile</text:p>
          </table:table-cell>
          <table:table-cell office:value-type="string">
            <text:p>Sphinx</text:p>
          </table:table-cell>
          <table:table-cell office:value-type="string">
            <text:p>http://sphinxsearch.com/</text:p>
          </table:table-cell>
          <table:table-cell office:value-type="string">
            <text:p>Seems to integrate directly into your database, which could be a cool thing.</text:p>
          </table:table-cell>
          <table:table-cell/>
          <table:table-cell office:value-type="string">
            <text:p>Yes, more than some, less than others. No nested (), but does have x within y words of z.</text:p>
          </table:table-cell>
          <table:table-cell office:value-type="string">
            <text:p>Yes, latest version is from 2009-12</text:p>
          </table:table-cell>
          <table:table-cell office:value-type="string">
            <text:p>GPLv2</text:p>
          </table:table-cell>
          <table:table-cell table:number-columns-repeated="8"/>
          <table:table-cell table:number-columns-repeated="2" office:value-type="string">
            <text:p>Yes</text:p>
          </table:table-cell>
          <table:table-cell table:number-columns-repeated="1006"/>
        </table:table-row>
        <table:table-row table:style-name="ro2">
          <table:table-cell office:value-type="string">
            <text:p>Pass</text:p>
          </table:table-cell>
          <table:table-cell office:value-type="string">
            <text:p>Egothor</text:p>
          </table:table-cell>
          <table:table-cell office:value-type="string">
            <text:p>http://www.egothor.org/</text:p>
          </table:table-cell>
          <table:table-cell office:value-type="string">
            <text:p>No active community.</text:p>
          </table:table-cell>
          <table:table-cell/>
          <table:table-cell office:value-type="string">
            <text:p>Yes, at least partially</text:p>
          </table:table-cell>
          <table:table-cell office:value-type="string">
            <text:p>Yes, last check in was 2009-07-06</text:p>
          </table:table-cell>
          <table:table-cell/>
          <table:table-cell office:value-type="string">
            <text:p>Java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Czech. No bugs, or comments in forums. Pass</text:p>
          </table:table-cell>
          <table:table-cell table:number-columns-repeated="1004"/>
        </table:table-row>
        <table:table-row table:style-name="ro1">
          <table:table-cell office:value-type="string">
            <text:p>Pass</text:p>
          </table:table-cell>
          <table:table-cell office:value-type="string">
            <text:p>Namazu</text:p>
          </table:table-cell>
          <table:table-cell office:value-type="string">
            <text:p>http://www.namazu.org/index.html.en</text:p>
          </table:table-cell>
          <table:table-cell office:value-type="string">
            <text:p>Looks immature.</text:p>
          </table:table-cell>
          <table:table-cell table:number-columns-repeated="3"/>
          <table:table-cell office:value-type="string">
            <text:p>GPL</text:p>
          </table:table-cell>
          <table:table-cell table:number-columns-repeated="11"/>
          <table:table-cell office:value-type="string">
            <text:p>Japanese</text:p>
          </table:table-cell>
          <table:table-cell table:number-columns-repeated="1004"/>
        </table:table-row>
        <table:table-row table:style-name="ro4">
          <table:table-cell office:value-type="string">
            <text:p>Pass</text:p>
          </table:table-cell>
          <table:table-cell office:value-type="string">
            <text:p>ht://DIG</text:p>
          </table:table-cell>
          <table:table-cell office:value-type="string">
            <text:p>http://www.htdig.org/</text:p>
          </table:table-cell>
          <table:table-cell office:value-type="string">
            <text:p>Hasn't seen love since 2004</text:p>
          </table:table-cell>
          <table:table-cell table:number-columns-repeated="1020"/>
        </table:table-row>
        <table:table-row table:style-name="ro2">
          <table:table-cell office:value-type="string">
            <text:p>Pass</text:p>
          </table:table-cell>
          <table:table-cell office:value-type="string">
            <text:p>Grub</text:p>
          </table:table-cell>
          <table:table-cell table:style-name="ce4" office:value-type="string">
            <text:p><text:span text:style-name="T1"><text:a xlink:href="http://grub.org/">http://grub.org</text:a></text:span></text:p>
          </table:table-cell>
          <table:table-cell office:value-type="string">
            <text:p>It's a distributed indexing project. Interesting, but useless. Bought by wikia at one time.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Pass</text:p>
          </table:table-cell>
          <table:table-cell office:value-type="string">
            <text:p>OpenFTS</text:p>
          </table:table-cell>
          <table:table-cell office:value-type="string">
            <text:p>http://openfts.sourceforge.net/</text:p>
          </table:table-cell>
          <table:table-cell office:value-type="string">
            <text:p>Tightly integrated into PostgreSQL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Worthwhile</text:p>
          </table:table-cell>
          <table:table-cell table:style-name="ce2" office:value-type="string">
            <text:p>Lucene</text:p>
          </table:table-cell>
          <table:table-cell table:style-name="Default" table:number-columns-repeated="256"/>
          <table:table-cell table:number-columns-repeated="766"/>
        </table:table-row>
        <table:table-row table:style-name="ro3">
          <table:table-cell office:value-type="string">
            <text:p>Worthwhile</text:p>
          </table:table-cell>
          <table:table-cell office:value-type="string">
            <text:p>Xapian</text:p>
          </table:table-cell>
          <table:table-cell office:value-type="string">
            <text:p>http://xapian.org/features</text:p>
          </table:table-cell>
          <table:table-cell office:value-type="string">
            <text:p>Looks pretty solid, with lots of bindings. Can't find good documentation on boolean, but that's on their todo list...hmmm.</text:p>
          </table:table-cell>
          <table:table-cell office:value-type="string">
            <text:p>Yes</text:p>
          </table:table-cell>
          <table:table-cell office:value-type="string">
            <text:p>Yes, at least partially</text:p>
          </table:table-cell>
          <table:table-cell office:value-type="string">
            <text:p>Yes, latest version is from 2009-11-18</text:p>
          </table:table-cell>
          <table:table-cell office:value-type="string">
            <text:p>GPL</text:p>
          </table:table-cell>
          <table:table-cell office:value-type="string">
            <text:p>C++ with lots of binding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, based on corpus</text:p>
          </table:table-cell>
          <table:table-cell office:value-type="string">
            <text:p>Yes</text:p>
          </table:table-cell>
          <table:table-cell table:number-columns-repeated="2"/>
          <table:table-cell table:style-name="Default"/>
          <table:table-cell office:value-type="string">
            <text:p>Yes</text:p>
          </table:table-cell>
          <table:table-cell office:value-type="string">
            <text:p>Decent</text:p>
          </table:table-cell>
          <table:table-cell table:number-columns-repeated="1005"/>
        </table:table-row>
        <table:table-row table:style-name="ro5">
          <table:table-cell office:value-type="string">
            <text:p>Pass</text:p>
          </table:table-cell>
          <table:table-cell office:value-type="string">
            <text:p>Whoosh</text:p>
          </table:table-cell>
          <table:table-cell office:value-type="string">
            <text:p>http://whoosh.ca/</text:p>
          </table:table-cell>
          <table:table-cell office:value-type="string">
            <text:p>But an infant in the search world, but creating a pure python search tool.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/>
          <table:table-cell office:value-type="string">
            <text:p>Haystack</text:p>
          </table:table-cell>
          <table:table-cell table:number-columns-repeated="1022"/>
        </table:table-row>
        <table:table-row table:style-name="ro5">
          <table:table-cell office:value-type="string">
            <text:p>Pass</text:p>
          </table:table-cell>
          <table:table-cell office:value-type="string">
            <text:p>Terrier</text:p>
          </table:table-cell>
          <table:table-cell office:value-type="string">
            <text:p>http://ir.dcs.gla.ac.uk/terrier/doc/querylanguage.html</text:p>
          </table:table-cell>
          <table:table-cell office:value-type="string">
            <text:p>Looks interesting but primarily an academic endeavor.</text:p>
          </table:table-cell>
          <table:table-cell office:value-type="string">
            <text:p>They're trying to move in this direction.</text:p>
          </table:table-cell>
          <table:table-cell office:value-type="string">
            <text:p>Yes, basic boolean search.</text:p>
          </table:table-cell>
          <table:table-cell office:value-type="string">
            <text:p>Kinda, latest version is from 2009-01-29</text:p>
          </table:table-cell>
          <table:table-cell office:value-type="string">
            <text:p>MPL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Minion</text:p>
          </table:table-cell>
          <table:table-cell office:value-type="string">
            <text:p>https://minion.dev.java.net/</text:p>
          </table:table-cell>
          <table:table-cell table:number-columns-repeated="1021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nectors support" table:style-name="ta1" table:print="false">
        <table:table-column table:style-name="co7" table:default-cell-style-name="ce7"/>
        <table:table-column table:style-name="co8" table:default-cell-style-name="ce7"/>
        <table:table-column table:style-name="co5" table:number-columns-repeated="1022" table:default-cell-style-name="ce11"/>
        <table:table-row table:style-name="ro6">
          <table:table-cell table:style-name="ce5" office:value-type="string">
            <text:p>Name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Phrase: <text:span text:style-name="T2">“cats eating dogs”</text:span></text:p>
          </table:table-cell>
          <table:table-cell table:style-name="ce5" office:value-type="string">
            <text:p>OR support: <text:span text:style-name="T2">Cat | Feline, Cat </text:span><text:span text:style-name="T2">OR Feline</text:span></text:p>
          </table:table-cell>
          <table:table-cell table:style-name="ce5" office:value-type="string">
            <text:p>Word exclusion:<text:span text:style-name="T2"> Cat -dogs, </text:span><text:span text:style-name="T2">Cat NOT dogs</text:span></text:p>
          </table:table-cell>
          <table:table-cell table:style-name="ce5" office:value-type="string">
            <text:p>Word nearness: <text:span text:style-name="T2">cat /3 dog</text:span></text:p>
          </table:table-cell>
          <table:table-cell table:style-name="ce5" office:value-type="string">
            <text:p>Word distance: <text:span text:style-name="T3">puerto n/5 </text:span><text:span text:style-name="T3">rico</text:span></text:p>
          </table:table-cell>
          <table:table-cell table:style-name="ce5" office:value-type="string">
            <text:p>Preceding by: <text:span text:style-name="T2">cat +3 dog, cat </text:span><text:span text:style-name="T2">pre/3 dog</text:span></text:p>
          </table:table-cell>
          <table:table-cell table:style-name="ce5" office:value-type="string">
            <text:p>Sentence containment:<text:span text:style-name="T2"> cat /s </text:span><text:span text:style-name="T2">dog</text:span></text:p>
          </table:table-cell>
          <table:table-cell table:style-name="ce5" office:value-type="string">
            <text:p>Paragraph containment: <text:span text:style-name="T2">cat /p dog</text:span></text:p>
          </table:table-cell>
          <table:table-cell table:style-name="ce5" office:value-type="string">
            <text:p>Number of occurrences: <text:span text:style-name="T2">atleast5(cat)</text:span></text:p>
          </table:table-cell>
          <table:table-cell table:style-name="ce5" office:value-type="string">
            <text:p>Nested parentheticals: <text:span text:style-name="T2">((cat | </text:span><text:span text:style-name="T2">dog) not horse) and animal</text:span></text:p>
          </table:table-cell>
          <table:table-cell table:style-name="ce5" office:value-type="string">
            <text:p>Wildcard trunkation: <text:span text:style-name="T2">run!, </text:span><text:span text:style-name="T2">run*</text:span></text:p>
          </table:table-cell>
          <table:table-cell table:style-name="ce5" office:value-type="string">
            <text:p>Word generalizing:<text:span text:style-name="T2"> d*g</text:span></text:p>
          </table:table-cell>
          <table:table-cell table:style-name="ce5" office:value-type="string">
            <text:p>Other?</text:p>
          </table:table-cell>
          <table:table-cell table:style-name="ce12" table:number-columns-repeated="1009"/>
        </table:table-row>
        <table:table-row table:style-name="ro3">
          <table:table-cell table:style-name="ce6" office:value-type="string">
            <text:p>LexisNexis</text:p>
          </table:table-cell>
          <table:table-cell table:style-name="ce8" office:value-type="string">
            <text:p>http://www.law.csuohio.edu/lawlibrary/resources/lawpubs/LexisNexisandWestlawFeaturesCompared.html#boolean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?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Yes, a handful of other features</text:p>
          </table:table-cell>
          <table:table-cell table:style-name="ce9" table:number-columns-repeated="45"/>
          <table:table-cell table:style-name="ce7" table:number-columns-repeated="964"/>
        </table:table-row>
        <table:table-row table:style-name="ro3">
          <table:table-cell table:style-name="ce6" office:value-type="string">
            <text:p>Westlaw</text:p>
          </table:table-cell>
          <table:table-cell table:style-name="ce8" office:value-type="string">
            <text:p>http://www.law.csuohio.edu/lawlibrary/resources/lawpubs/LexisNexisandWestlawFeaturesCompared.html#boolean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No?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?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Yes, a handful of other features</text:p>
          </table:table-cell>
          <table:table-cell table:style-name="ce9" table:number-columns-repeated="45"/>
          <table:table-cell table:style-name="ce7" table:number-columns-repeated="964"/>
        </table:table-row>
        <table:table-row table:style-name="ro4">
          <table:table-cell table:style-name="ce6" office:value-type="string">
            <text:p>DataparkSearch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mnoGoSearch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Sphinx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Egothor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Namazu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ht://DIG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Grub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OpenFTS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Lucene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Xapian</text:p>
          </table:table-cell>
          <table:table-cell table:style-name="ce8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table:number-columns-repeated="6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Whoosh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office:value-type="string">
            <text:p>Haystack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1">
          <table:table-cell table:style-name="ce6" office:value-type="string">
            <text:p>Terrier</text:p>
          </table:table-cell>
          <table:table-cell table:style-name="ce8" office:value-type="string">
            <text:p>http://ir.dcs.gla.ac.uk/terrier/doc/querylanguage.html</text:p>
          </table:table-cell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15]);&quot;&quot;;['Search Engines'.B15])" office:value-type="string" office:string-value="Minion">
            <text:p>Minion</text:p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16]);&quot;&quot;;['Search Engines'.B16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17]);&quot;&quot;;['Search Engines'.B17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18]);&quot;&quot;;['Search Engines'.B18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19]);&quot;&quot;;['Search Engines'.B19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20]);&quot;&quot;;['Search Engines'.B20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21]);&quot;&quot;;['Search Engines'.B21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22]);&quot;&quot;;['Search Engines'.B22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23]);&quot;&quot;;['Search Engines'.B23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24]);&quot;&quot;;['Search Engines'.B24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25]);&quot;&quot;;['Search Engines'.B25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26]);&quot;&quot;;['Search Engines'.B26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style-name="ce6" table:formula="of:=IF(ISBLANK(['Search Engines'.B27]);&quot;&quot;;['Search Engines'.B27])">
            <text:p/>
          </table:table-cell>
          <table:table-cell table:style-name="ce8"/>
          <table:table-cell table:style-name="ce10" table:number-columns-repeated="13"/>
          <table:table-cell table:style-name="ce9" table:number-columns-repeated="45"/>
          <table:table-cell table:number-columns-repeated="964"/>
        </table:table-row>
        <table:table-row table:style-name="ro4">
          <table:table-cell table:formula="of:=IF(ISBLANK(['Search Engines'.B28]);&quot;&quot;;['Search Engines'.B28])">
            <text:p/>
          </table:table-cell>
          <table:table-cell table:style-name="ce9" table:number-columns-repeated="59"/>
          <table:table-cell table:number-columns-repeated="964"/>
        </table:table-row>
        <table:table-row table:style-name="ro4">
          <table:table-cell table:formula="of:=IF(ISBLANK(['Search Engines'.B29]);&quot;&quot;;['Search Engines'.B29])">
            <text:p/>
          </table:table-cell>
          <table:table-cell table:style-name="ce9" table:number-columns-repeated="59"/>
          <table:table-cell table:number-columns-repeated="964"/>
        </table:table-row>
        <table:table-row table:style-name="ro4">
          <table:table-cell table:formula="of:=IF(ISBLANK(['Search Engines'.B30]);&quot;&quot;;['Search Engines'.B30])">
            <text:p/>
          </table:table-cell>
          <table:table-cell table:style-name="ce9" table:number-columns-repeated="59"/>
          <table:table-cell table:number-columns-repeated="964"/>
        </table:table-row>
        <table:table-row table:style-name="ro4">
          <table:table-cell table:formula="of:=IF(ISBLANK(['Search Engines'.B31]);&quot;&quot;;['Search Engines'.B31])">
            <text:p/>
          </table:table-cell>
          <table:table-cell table:style-name="ce9" table:number-columns-repeated="59"/>
          <table:table-cell table:number-columns-repeated="964"/>
        </table:table-row>
        <table:table-row table:style-name="ro4">
          <table:table-cell table:formula="of:=IF(ISBLANK(['Search Engines'.B32]);&quot;&quot;;['Search Engines'.B32])">
            <text:p/>
          </table:table-cell>
          <table:table-cell table:style-name="ce9" table:number-columns-repeated="59"/>
          <table:table-cell table:number-columns-repeated="964"/>
        </table:table-row>
        <table:table-row table:style-name="ro4">
          <table:table-cell table:formula="of:=IF(ISBLANK(['Search Engines'.B33]);&quot;&quot;;['Search Engines'.B33])">
            <text:p/>
          </table:table-cell>
          <table:table-cell table:style-name="ce9" table:number-columns-repeated="59"/>
          <table:table-cell table:number-columns-repeated="964"/>
        </table:table-row>
        <table:table-row table:style-name="ro4">
          <table:table-cell table:formula="of:=IF(ISBLANK(['Search Engines'.B34]);&quot;&quot;;['Search Engines'.B34])">
            <text:p/>
          </table:table-cell>
          <table:table-cell table:style-name="ce9" table:number-columns-repeated="59"/>
          <table:table-cell table:number-columns-repeated="964"/>
        </table:table-row>
        <table:table-row table:style-name="ro4" table:number-rows-repeated="32">
          <table:table-cell/>
          <table:table-cell table:style-name="ce9" table:number-columns-repeated="59"/>
          <table:table-cell table:number-columns-repeated="964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'Search Engines'.A1:'Search Engines'.T1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02/12/2010</text:date>, <text:time>20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2-06T21:46:52</meta:creation-date>
    <dc:date>2010-02-12T20:27:12</dc:date>
    <dc:creator>Michael Lissner</dc:creator>
    <meta:editing-duration>PT06H26M51S</meta:editing-duration>
    <meta:editing-cycles>6</meta:editing-cycles>
    <meta:generator>OpenOffice.org/3.1$Linux OpenOffice.org_project/310m19$Build-9420</meta:generator>
    <meta:document-statistic meta:table-count="2" meta:cell-count="222" meta:object-count="0"/>
  </office:meta>
</office:document-meta>
</file>